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7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ETERINARIA LULA SR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493606655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389369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ESONES PEREZ, JIMMY POO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56232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038357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PANDURO LOPEZ, ERSON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5350589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30/11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5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27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27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7/11/2021</text:p>
          </table:table-cell>
          <table:table-cell table:style-name="Tabla2.A3" office:value-type="string">
            <text:p text:style-name="P22">5780970</text:p>
          </table:table-cell>
          <table:table-cell table:style-name="Tabla2.D3" office:value-type="string">
            <text:p text:style-name="P23">1277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20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7T17:52:0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